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863" officeooo:paragraph-rsid="000f8863"/>
    </style:style>
    <style:style style:name="P2" style:family="paragraph" style:parent-style-name="Standard">
      <style:text-properties officeooo:rsid="00129b26" officeooo:paragraph-rsid="00129b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so tecnico di sviluppo software 2015-16</text:p>
      <text:p text:style-name="P1"/>
      <text:p text:style-name="P1">lezione del 11//2/2016 </text:p>
      <text:p text:style-name="P1">6 ore</text:p>
      <text:p text:style-name="P1"/>
      <text:p text:style-name="P1"/>
      <text:p text:style-name="P1">test java intermedio</text:p>
      <text:p text:style-name="P1">30 min</text:p>
      <text:p text:style-name="P1"><text:a xlink:type="simple" xlink:href="http://www.bogliaccino.it/teaching/test/test_java_intermedio_2016.php" office:target-frame-name="_blank" xlink:show="new">http://www.bogliaccino.it/</text:a></text:p>
      <text:p text:style-name="P1"/>
      <text:p text:style-name="P1">my app</text:p>
      <text:p text:style-name="P1">3ore:</text:p>
      <text:p text:style-name="P1"/>
      <text:p text:style-name="P1">web view</text:p>
      <text:p text:style-name="P1">testi in html</text:p>
      <text:p text:style-name="P1">collegare un sito web interno</text:p>
      <text:p text:style-name="P1"/>
      <text:p text:style-name="P2">eventualmente</text:p>
      <text:p text:style-name="P2">media player</text:p>
      <text:p text:style-name="P1"/>
      <text:p text:style-name="P1">pomeriggio </text:p>
      <text:p text:style-name="P1">2 ore</text:p>
      <text:p text:style-name="P1">esercizi java sugli array</text:p>
      <text:p text:style-name="P1">ripasso listview e gridview in android</text:p>
      <text:p text:style-name="P1"/>
      <text:p text:style-name="P1">introduzione JSON</text:p>
      <text:p text:style-name="P1">introduzione JavaScript</text:p>
      <text:p text:style-name="P1"/>
      <text:p text:style-name="P1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09:31:26.300372761</meta:creation-date>
    <dc:date>2016-02-10T09:37:50.536792712</dc:date>
    <meta:editing-duration>PT1M2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50" meta:character-count="328" meta:non-whitespace-character-count="294"/>
  </office:meta>
</office:document-meta>
</file>